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русский-russian"/>Русский / Russian<text:bookmark-end text:name="русский-russi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Русский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Русский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Русский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Русский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Русский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